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ac019" officeooo:paragraph-rsid="001323cb" style:font-weight-asian="bold" style:font-weight-complex="bold"/>
    </style:style>
    <style:style style:name="P2" style:family="paragraph" style:parent-style-name="Preformatted_20_Text">
      <style:text-properties fo:font-weight="bold" officeooo:rsid="001323cb" officeooo:paragraph-rsid="001323cb" style:font-weight-asian="bold" style:font-weight-complex="bold"/>
    </style:style>
    <style:style style:name="P3" style:family="paragraph" style:parent-style-name="Preformatted_20_Text">
      <style:text-properties officeooo:rsid="001ac019" officeooo:paragraph-rsid="001323cb"/>
    </style:style>
    <style:style style:name="P4" style:family="paragraph" style:parent-style-name="Preformatted_20_Text">
      <style:text-properties officeooo:rsid="00119580" officeooo:paragraph-rsid="001323cb"/>
    </style:style>
    <style:style style:name="P5" style:family="paragraph" style:parent-style-name="Preformatted_20_Text">
      <style:text-properties fo:font-weight="normal" officeooo:rsid="0013dcbc" officeooo:paragraph-rsid="0013dcbc" style:font-weight-asian="normal" style:font-weight-complex="normal"/>
    </style:style>
    <style:style style:name="P6" style:family="paragraph" style:parent-style-name="Preformatted_20_Text">
      <style:text-properties officeooo:rsid="00145f96" officeooo:paragraph-rsid="00145f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dcbc"/>
    </style:style>
    <style:style style:name="T3" style:family="text">
      <style:text-properties officeooo:rsid="00145f96"/>
    </style:style>
    <style:style style:name="T4" style:family="text">
      <style:text-properties officeooo:rsid="00152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e revisão – 14/06/2015</text:p>
      <text:p text:style-name="P1"/>
      <text:p text:style-name="P1">Trabalho <text:span text:style-name="T2">1</text:span> de AA </text:p>
      <text:p text:style-name="P2"/>
      <text:p text:style-name="P3"><text:span text:style-name="T1">Grupo:</text:span> 1320614 - Alexandre Werneck </text:p>
      <text:p text:style-name="P3"><text:s text:c="7"/>1311162 - Hugo Roque </text:p>
      <text:p text:style-name="P3"/>
      <text:p text:style-name="P2"><text:span text:style-name="T3">[ERRO] - </text:span>Sobre Tarefa 1</text:p>
      <text:p text:style-name="P2"/>
      <text:p text:style-name="P5">O algoritmo 1 apresenta erro na contagem das arestas presente no método <text:span text:style-name="T1">search. </text:span>Sendo assim, após nossa revisão / <text:span text:style-name="T3">correção</text:span> a saída do algoritmo é:</text:p>
      <text:p text:style-name="P5"/>
      <text:p text:style-name="P5"><text:span text:style-name="T1">Tempo de execucao:</text:span> <text:s/>5.63216209412</text:p>
      <text:p text:style-name="P5">---------------------------------</text:p>
      <text:p text:style-name="P5"><text:span text:style-name="T1">Numero de comp. conexas:</text:span> <text:s/>2</text:p>
      <text:p text:style-name="P5">---------------------------------</text:p>
      <text:p text:style-name="P5">---------COMPONENTE- 1</text:p>
      <text:p text:style-name="P5"><text:span text:style-name="T1">-Qtde vertices-</text:span> 181440</text:p>
      <text:p text:style-name="P5"><text:span text:style-name="T1">-Qtde arestas-</text:span> <text:s/>241920</text:p>
      <text:p text:style-name="P5">---------COMPONENTE- 2</text:p>
      <text:p text:style-name="P5"><text:span text:style-name="T1">-Qtde vertices-</text:span> 181440</text:p>
      <text:p text:style-name="P5"><text:span text:style-name="T1">-Qtde arestas-</text:span> <text:s/>241920</text:p>
      <text:p text:style-name="P4"/>
      <text:p text:style-name="P4">---------------------------------</text:p>
      <text:p text:style-name="P6"/>
      <text:p text:style-name="P6"><text:span text:style-name="T1">Sobre o erro: </text:span>Todas as vezes que o método <text:span text:style-name="T1">search</text:span> era chamado em cada uma das duas componentes conexas do grafo não estávamos armazenando as arestas de caminho e com isso não <text:span text:style-name="T4">era possível saber </text:span>o número de arestas em cada uma das componentes conexas.</text:p>
      <text:p text:style-name="P6"/>
      <text:p text:style-name="P6"><text:span text:style-name="T1">Solução:</text:span> Criar uma estrutura que armazena para cada componente conexa suas arestas de caminho no grafo.</text:p>
      <text:p text:style-name="P6"/>
      <text:p text:style-name="P6">* <text:span text:style-name="T4">O algoritmo corrigido segue em anexo nesta revis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Werneck</meta:initial-creator>
    <meta:creation-date>2015-06-14T00:09:28.538985842</meta:creation-date>
    <dc:date>2015-06-14T00:58:59.301828385</dc:date>
    <dc:creator>Alexandre Werneck</dc:creator>
    <meta:editing-duration>PT34M18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1" meta:paragraph-count="20" meta:word-count="147" meta:character-count="988" meta:non-whitespace-character-count="838"/>
  </office:meta>
</office:document-meta>
</file>